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style:font-name="Source Sans Pro" fo:font-size="12pt" fo:font-style="normal" officeooo:rsid="000d9b9d" officeooo:paragraph-rsid="004cefcd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style:font-name="Source Sans Pro" fo:font-size="12pt" fo:font-style="normal" officeooo:rsid="000d9b9d" officeooo:paragraph-rsid="00535cfd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style:font-name="Source Sans Pro" fo:font-size="12pt" fo:font-style="normal" officeooo:rsid="000d9b9d" officeooo:paragraph-rsid="004bf69f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style:font-name="Source Sans Pro" officeooo:paragraph-rsid="0057d407"/>
    </style:style>
    <style:style style:name="P7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43549f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4bf69f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535cfd" style:font-size-asian="12pt" style:font-style-asian="normal" style:font-size-complex="12pt" style:font-style-complex="normal"/>
    </style:style>
    <style:style style:name="P12" style:family="paragraph" style:parent-style-name="Text_20_body" style:list-style-name="L1">
      <style:paragraph-properties fo:margin-top="0cm" fo:margin-bottom="0.247cm" style:contextual-spacing="false" fo:line-height="115%"/>
      <style:text-properties style:font-name="Source Sans Pro" officeooo:paragraph-rsid="0057d407"/>
    </style:style>
    <style:style style:name="P13" style:family="paragraph" style:parent-style-name="Text_20_body" style:list-style-name="L1">
      <style:paragraph-properties fo:margin-top="0cm" fo:margin-bottom="0.247cm" style:contextual-spacing="false" fo:line-height="115%"/>
      <style:text-properties style:font-name="Source Sans Pro" officeooo:paragraph-rsid="0058497e"/>
    </style:style>
    <style:style style:name="P14" style:family="paragraph" style:parent-style-name="Text_20_body" style:list-style-name="L1">
      <style:paragraph-properties fo:margin-top="0cm" fo:margin-bottom="0.247cm" style:contextual-spacing="false" fo:line-height="115%"/>
      <style:text-properties style:font-name="Source Sans Pro" fo:font-size="12pt" fo:font-style="normal" officeooo:rsid="000d9b9d" officeooo:paragraph-rsid="0057d407" style:font-size-asian="12pt" style:font-style-asian="normal" style:font-size-complex="12pt" style:font-style-complex="normal"/>
    </style:style>
    <style:style style:name="T1" style:family="text">
      <style:text-properties officeooo:rsid="004fb8f4"/>
    </style:style>
    <style:style style:name="T2" style:family="text">
      <style:text-properties officeooo:rsid="00266043"/>
    </style:style>
    <style:style style:name="T3" style:family="text">
      <style:text-properties officeooo:rsid="0047d5b9"/>
    </style:style>
    <style:style style:name="T4" style:family="text">
      <style:text-properties style:font-name="Source Sans Pro"/>
    </style:style>
    <style:style style:name="T5" style:family="text">
      <style:text-properties style:font-name="Source Sans Pro" fo:font-size="9pt" officeooo:rsid="0020a89c" style:font-size-asian="9pt" style:font-size-complex="9pt"/>
    </style:style>
    <style:style style:name="T6" style:family="text">
      <style:text-properties style:font-name="Source Sans Pro" fo:font-size="9pt" officeooo:rsid="000c45a7" style:font-size-asian="9pt" style:font-size-complex="9pt"/>
    </style:style>
    <style:style style:name="T7" style:family="text">
      <style:text-properties style:font-name="Source Sans Pro" fo:font-size="9pt" officeooo:rsid="001b513f" style:font-size-asian="9pt" style:font-size-complex="9pt"/>
    </style:style>
    <style:style style:name="T8" style:family="text">
      <style:text-properties style:font-name="Source Sans Pro" officeooo:rsid="000d9b9d"/>
    </style:style>
    <style:style style:name="T9" style:family="text">
      <style:text-properties style:font-name="Source Sans Pro" officeooo:rsid="0043549f"/>
    </style:style>
    <style:style style:name="T10" style:family="text">
      <style:text-properties style:font-name="Source Sans Pro" officeooo:rsid="004481bc"/>
    </style:style>
    <style:style style:name="T11" style:family="text">
      <style:text-properties style:font-name="Source Sans Pro" officeooo:rsid="004ece5f"/>
    </style:style>
    <style:style style:name="T12" style:family="text">
      <style:text-properties style:font-name="Source Sans Pro" officeooo:rsid="0057d407"/>
    </style:style>
    <style:style style:name="T13" style:family="text">
      <style:text-properties officeooo:rsid="0057d407"/>
    </style:style>
    <style:style style:name="T14" style:family="text">
      <style:text-properties fo:font-size="12pt" fo:font-style="normal" officeooo:rsid="000d9b9d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57d407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583f52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58497e" style:font-size-asian="12pt" style:font-style-asian="normal" style:font-size-complex="12pt" style:font-style-complex="normal"/>
    </style:style>
    <style:style style:name="T18" style:family="text">
      <style:text-properties officeooo:rsid="0058497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Dear Hiring </text:span><text:span text:style-name="T10">Team</text:span><text:span text:style-name="T8">,</text:span></text:p>
      <text:p text:style-name="P4"><text:line-break/>I am writing to express my interest in the position advertised at your company. With a strong background in software architecture, product strategy, and technical leadership, I am confident in my ability to contribute effectively to your team.<text:line-break/><text:line-break/>As a dynamic <text:span text:style-name="T13">solution </text:span>architect and <text:span text:style-name="T13">tech leader</text:span>, I specialize in guiding successful projects across various domains, including data architecture, social networks, mobile apps, games, robotics, and AI. My career has been marked by a series of achievements that demonstrate my ability to deliver cutting-edge solutions and drive business growth. Notable accomplishments include:</text:p>
      <text:p text:style-name="P4"><text:span text:style-name="T4"/></text:p>
      <text:list text:style-name="L1">
        <text:list-item>
          <text:p text:style-name="P13"><text:span text:style-name="T17">Led the development of</text:span><text:span text:style-name="T14"> </text:span><text:span text:style-name="T16">a data management </text:span><text:span text:style-name="T17">SaaS platform (</text:span><text:span text:style-name="T14">SIMUTOOL Data Lake</text:span><text:span text:style-name="T17">) </text:span><text:span text:style-name="T14">for a </text:span><text:span text:style-name="T17">multi-million </text:span><text:span text:style-name="T14">EU project with 8 manufacturing companies, reducing turnover time by 30%.</text:span></text:p>
        </text:list-item>
        <text:list-item>
          <text:p text:style-name="P12"><text:span text:style-name="T16">Invented a </text:span><text:span text:style-name="T14">new approach for data cataloging &amp; exchange </text:span><text:span text:style-name="T16">(</text:span><text:span text:style-name="T14">The Basin Network</text:span><text:span text:style-name="T16">)</text:span><text:span text:style-name="T14">, earning a PhD with distinction and multiple publications.</text:span></text:p>
        </text:list-item>
        <text:list-item>
          <text:p text:style-name="P14">Enhanced ratings of a mobile game (Tawla) from 3 to 4.5/5 stars and drove a 10-fold user base growth for a social network<text:span text:style-name="T18">ing media app</text:span> (Greetings Studio).</text:p>
        </text:list-item>
        <text:list-item>
          <text:p text:style-name="P14">Innovated methods to enhance robot intelligence and <text:span text:style-name="T18">developed </text:span>AI players for games.</text:p>
        </text:list-item>
        <text:list-item>
          <text:p text:style-name="P12"><text:span text:style-name="T15">Currently c</text:span><text:span text:style-name="T14">ontributing to an early-stage venture with millions of potential users (intelligent recipe service) and </text:span><text:span text:style-name="T15">recently </text:span><text:span text:style-name="T14">built a</text:span><text:span text:style-name="T16">n </text:span><text:span text:style-name="T14">open-source music management tool </text:span><text:span text:style-name="T16">in my free time</text:span><text:span text:style-name="T15">.</text:span></text:p>
        </text:list-item>
      </text:list>
      <text:p text:style-name="P6"><text:span text:style-name="T15"/></text:p>
      <text:p text:style-name="P10"><text:span text:style-name="T8">In my previous roles, such as Research Associate at the University of Bamberg and Team Leader at TayaIT, Cairo, Egypt, I honed my skills in empathetic leadership, agile project management, and cross-functional </text:span><text:span text:style-name="T11">leadership</text:span><text:span text:style-name="T8">. I'm experienced at designing cloud-native system architectures </text:span><text:span text:style-name="T12">(stateless nodes, containers, HTTP APIs)</text:span><text:span text:style-name="T8">. My technical proficiencies include Python, Flask, WSGI, Apache, Docker, MongoDB, Neo4j, MySQL, Google Firebase.</text:span></text:p>
      <text:p text:style-name="P5"/>
      <text:p text:style-name="P3">I am excited about the opportunity to bring my unique blend of skills and experiences to your company. Thank you for considering my application. I look forward to discussing how my background and expertise can contribute to the success of your team.<text:line-break/></text:p>
      <text:p text:style-name="P9"><text:span text:style-name="T8"/></text:p>
      <text:p text:style-name="P9"><text:span text:style-name="T8">Sincerely,<text:line-break/><text:line-break/></text:span><text:span text:style-name="T9">Nasr Kasr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4-03-01T15:33:41.375000000</dc:date>
    <meta:editing-duration>PT2H28M</meta:editing-duration>
    <meta:editing-cycles>67</meta:editing-cycles>
    <meta:generator>LibreOffice/7.6.2.1$Windows_X86_64 LibreOffice_project/56f7684011345957bbf33a7ee678afaf4d2ba333</meta:generator>
    <meta:print-date>2024-02-22T11:27:36.560000000</meta:print-date>
    <meta:printed-by>PDF files</meta:printed-by>
    <meta:document-statistic meta:table-count="1" meta:image-count="0" meta:object-count="0" meta:page-count="1" meta:paragraph-count="14" meta:word-count="324" meta:character-count="2154" meta:non-whitespace-character-count="1845"/>
  </office:meta>
</office:document-meta>
</file>